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5fc58" officeooo:paragraph-rsid="0005fc58"/>
    </style:style>
    <style:style style:name="P2" style:family="paragraph" style:parent-style-name="Preformatted_20_Text">
      <style:text-properties officeooo:rsid="0005fc58" officeooo:paragraph-rsid="00082877"/>
    </style:style>
    <style:style style:name="P3" style:family="paragraph" style:parent-style-name="Preformatted_20_Text">
      <style:text-properties fo:font-weight="bold" officeooo:rsid="0005fc58" officeooo:paragraph-rsid="0005fc58" style:font-weight-asian="bold" style:font-weight-complex="bold"/>
    </style:style>
    <style:style style:name="P4" style:family="paragraph" style:parent-style-name="Preformatted_20_Text">
      <style:text-properties fo:font-style="normal" style:text-underline-style="solid" style:text-underline-width="auto" style:text-underline-color="font-color" officeooo:rsid="0005fc58" officeooo:paragraph-rsid="0005fc58" style:font-style-asian="normal" style:font-style-complex="normal"/>
    </style:style>
    <style:style style:name="P5" style:family="paragraph" style:parent-style-name="Preformatted_20_Text">
      <style:text-properties fo:font-style="normal" style:text-underline-style="solid" style:text-underline-width="auto" style:text-underline-color="font-color" officeooo:rsid="0005fc58" officeooo:paragraph-rsid="00082877" style:font-style-asian="normal" style:font-style-complex="normal"/>
    </style:style>
    <style:style style:name="P6" style:family="paragraph" style:parent-style-name="Preformatted_20_Text">
      <style:text-properties officeooo:rsid="00082877" officeooo:paragraph-rsid="00082877"/>
    </style:style>
    <style:style style:name="P7" style:family="paragraph" style:parent-style-name="Preformatted_20_Text">
      <style:text-properties fo:font-weight="normal" officeooo:rsid="00082877" officeooo:paragraph-rsid="00082877" style:font-weight-asian="normal" style:font-weight-complex="normal"/>
    </style:style>
    <style:style style:name="P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officeooo:rsid="0005fc58" officeooo:paragraph-rsid="0005fc5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2877"/>
    </style:style>
    <style:style style:name="T3" style:family="text">
      <style:text-properties fo:font-weight="normal" officeooo:rsid="00082877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|STACK|</text:p>
      <text:p text:style-name="P1"/>
      <text:p text:style-name="P1">#include&lt;stack&gt;</text:p>
      <text:p text:style-name="P1"/>
      <text:p text:style-name="P1">Declaration: <text:s text:c="2"/>stack&lt;char&gt; S;</text:p>
      <text:p text:style-name="P1">Push<text:tab/> <text:s text:c="2"/>: <text:s text:c="2"/>S.push('a');</text:p>
      <text:p text:style-name="P1">Pop<text:tab/> <text:s text:c="2"/>: <text:s text:c="2"/>S.pop();<text:tab/><text:tab/>//doesn't return nything</text:p>
      <text:p text:style-name="P1">Top<text:tab/> <text:s text:c="2"/>: <text:s text:c="2"/>S.top();<text:tab/><text:tab/>//returns stack[top]</text:p>
      <text:p text:style-name="P1">Check<text:tab/> <text:s text:c="2"/>: <text:s text:c="2"/>S.empty(); <text:tab/>//true/false</text:p>
      <text:p text:style-name="P1">Size<text:tab/> <text:s text:c="2"/>: <text:s text:c="2"/>S.size();<text:tab/>//top+1</text:p>
      <text:p text:style-name="P1"/>
      <text:p text:style-name="P1"/>
      <text:p text:style-name="P3">|QUEUE|</text:p>
      <text:p text:style-name="P1"/>
      <text:p text:style-name="P1">#include&lt;queue&gt;</text:p>
      <text:p text:style-name="P1"/>
      <text:p text:style-name="P1">Declare <text:s/>: <text:s text:c="2"/>queue&lt;int&gt; S;</text:p>
      <text:p text:style-name="P1">Push <text:s text:c="4"/>: <text:s text:c="2"/>S.push(5);</text:p>
      <text:p text:style-name="P1">Pop<text:tab/> <text:s text:c="2"/>: <text:s text:c="2"/>S.pop();<text:tab/><text:tab/>//doesn't return nything</text:p>
      <text:p text:style-name="P1">Top<text:tab/> <text:s text:c="2"/>: <text:s text:c="2"/>S.front();<text:tab/><text:tab/>//returns front element</text:p>
      <text:p text:style-name="P1">Check<text:tab/> <text:s text:c="2"/>: <text:s text:c="2"/>S.empty(); <text:tab/>//true/false</text:p>
      <text:p text:style-name="P1">Size<text:tab/> <text:s text:c="2"/>: <text:s text:c="2"/>S.size();<text:tab/><text:tab/>//top+1</text:p>
      <text:p text:style-name="P1"/>
      <text:p text:style-name="P1"/>
      <text:p text:style-name="P3">|SORT|</text:p>
      <text:p text:style-name="P1">sort(arr,arr+size);</text:p>
      <text:p text:style-name="P1"/>
      <text:p text:style-name="P3">|SEARCH|</text:p>
      <text:p text:style-name="P1">binary_search(arr,arr+size,3); <text:s/>//returns bool</text:p>
      <text:p text:style-name="P1"/>
      <text:p text:style-name="P1"><text:span text:style-name="T1">|SET|</text:span> </text:p>
      <text:p text:style-name="P1">#include&lt;set&gt;</text:p>
      <text:p text:style-name="P1"/>
      <text:p text:style-name="P1">Declare <text:s/>: <text:s text:c="2"/>set&lt;lli&gt; S;</text:p>
      <text:p text:style-name="P1">Top<text:tab/> <text:s text:c="2"/>: <text:s text:c="2"/>*S.begin(); <text:s text:c="3"/></text:p>
      <text:p text:style-name="P1">Last<text:tab/> <text:s text:c="2"/>: <text:s text:c="2"/>*S.rbegin(); <text:s text:c="2"/>//this iterator goes in reverese on it++; <text:s text:c="4"/></text:p>
      <text:p text:style-name="P1">Insert <text:s text:c="2"/>: <text:s text:c="2"/>S.insert(2);</text:p>
      <text:p text:style-name="P1">Remove <text:s text:c="2"/>: <text:s text:c="2"/>S.erase(5);</text:p>
      <text:p text:style-name="P4"/>
      <text:p text:style-name="P4">Notes:</text:p>
      <text:p text:style-name="P1">1.All elements must be unique.</text:p>
      <text:p text:style-name="P1">2.Elements arranged in ascending order. <text:s/>//can make descending by insert(10e9-element);</text:p>
      <text:p text:style-name="P6">3.O(log(n))</text:p>
      <text:p text:style-name="P6"/>
      <text:p text:style-name="P3">|Multiset|</text:p>
      <text:p text:style-name="P1"/>
      <text:p text:style-name="P1">Declare <text:s/>: <text:s text:c="2"/>multiset&lt;lli&gt; S;</text:p>
      <text:p text:style-name="P1">Top<text:tab/> <text:s text:c="2"/>: <text:s text:c="2"/>*S.begin(); <text:s text:c="3"/></text:p>
      <text:p text:style-name="P1">Last<text:tab/> <text:s text:c="2"/>: <text:s text:c="2"/>*S.rbegin(); <text:s text:c="2"/>//this iterator goes in reverese on it++; <text:s text:c="4"/></text:p>
      <text:p text:style-name="P1">Insert <text:s text:c="2"/>: <text:s text:c="2"/>S.insert(2);</text:p>
      <text:p text:style-name="P1">Remove <text:s text:c="2"/>: <text:s text:c="2"/>S.erase(5); <text:s text:c="3"/>//returns number of elements deleted</text:p>
      <text:p text:style-name="P1"/>
      <text:p text:style-name="P5">Notes:</text:p>
      <text:p text:style-name="P2">1.<text:span text:style-name="T2">Duplicate elements may reside.</text:span></text:p>
      <text:p text:style-name="P2">2.Elements arranged in ascending order. </text:p>
      <text:p text:style-name="P6">3.On deletion,all elements with given value will be deleted.</text:p>
      <text:p text:style-name="P6">4.To ensure ordering of same elements based on some other index</text:p>
      <text:p text:style-name="P6"><text:s text:c="2"/>use multiset&lt; pair&lt;lli,lli&gt; &gt;.</text:p>
      <text:p text:style-name="P6"/>
      <text:p text:style-name="P3">|priority_queue| <text:span text:style-name="T2">(MOST SIMILAR TO MAX_HEAP)</text:span></text:p>
      <text:p text:style-name="P3"/>
      <text:p text:style-name="P7">Declare<text:tab/>:<text:tab/>priority_queue&lt;lli&gt; Q;</text:p>
      <text:p text:style-name="P7">Insert<text:tab/>:<text:tab/>Q.push(5);</text:p>
      <text:p text:style-name="P7">Delete<text:tab/>:<text:tab/>Q.pop(2); <text:s/><text:tab/><text:tab/>//deletes from front</text:p>
      <text:p text:style-name="P7">Check<text:tab/><text:tab/>:<text:tab/>Q.empty();</text:p>
      <text:p text:style-name="P7">Top<text:tab/><text:tab/>:<text:tab/>Q.top();</text:p>
      <text:p text:style-name="P7"/>
      <text:p text:style-name="P7">*Elements are in descending order.</text:p>
      <text:p text:style-name="P7">*Duplicate elements allowed.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0cm" style:num-format="1" style:print-orientation="portrait" fo:margin-top="1.27cm" fo:margin-bottom="1.27cm" fo:margin-left="1.27cm" fo:margin-right="1.27cm" style:writing-mode="lr-tb" style:footnote-max-height="0cm">
        <style:columns fo:column-count="1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9T07:18:33.651013397</dc:date>
    <meta:editing-duration>PT5M11S</meta:editing-duration>
    <meta:editing-cycles>2</meta:editing-cycles>
    <meta:generator>LibreOffice/4.4.6.3$Linux_X86_64 LibreOffice_project/40m0$Build-3</meta:generator>
    <meta:document-statistic meta:table-count="0" meta:image-count="0" meta:object-count="0" meta:page-count="1" meta:paragraph-count="51" meta:word-count="199" meta:character-count="1552" meta:non-whitespace-character-count="1263"/>
  </office:meta>
</office:document-meta>
</file>